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weight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cm" svg:height="1.1cm" svg:x="7.4cm" svg:y="0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9cm" svg:height="0.9cm" svg:x="4.4cm" svg:y="2.7cm">
          <text:p text:style-name="P2"><text:span text:style-name="T1">Input <text:s/>hours worked this wee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" draw:id="id3" draw:layer="layout" svg:width="6.5cm" svg:height="0.8cm" svg:x="5cm" svg:y="4.9cm">
          <text:p text:style-name="P2"><text:span text:style-name="T1">Input <text:s/>hourly p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4.2cm" svg:height="3.6cm" svg:x="6.1cm" svg:y="6.8cm">
          <text:p text:style-name="P2"><text:span text:style-name="T1"><text:s/></text:span><text:span text:style-name="T1">hours worked&gt;4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7cm" svg:height="1.1cm" svg:x="1.3cm" svg:y="15.5cm">
          <text:p text:style-name="P2"><text:span text:style-name="T1">over time = Hours worked – 40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7.001cm" svg:height="0.982cm" draw:transform="skewX (0.0171042266695444) rotate (0.016929693744345) translate (1.3cm 17.418cm)">
          <text:p text:style-name="P2"><text:span text:style-name="T1">overtime pay = Hourly pay * 1.5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9.6cm" svg:height="0.8cm" svg:x="0cm" svg:y="19cm">
          <text:p text:style-name="P1"><text:span text:style-name="T1"><text:s/></text:span><text:span text:style-name="T1">over time total = Over time * overtime pay</text:span>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8.1cm" svg:height="1.2cm" svg:x="0.7cm" svg:y="20.7cm">
          <text:p text:style-name="P3"><text:span text:style-name="T1">weekly pay = 40 * hourly pay </text:span><text:s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9.2cm" svg:height="0.9cm" svg:x="0.3cm" svg:y="22.6cm">
          <text:p text:style-name="P2"><text:span text:style-name="T1">Income = Overtime total + weekly pa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9.7cm" svg:height="1.1cm" svg:x="9.7cm" svg:y="15.6cm">
          <text:p text:style-name="P3"><text:span text:style-name="T1">Income = Hours worked * hourly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2.6cm" svg:height="1.7cm" svg:x="3.1cm" svg:y="24.7cm">
          <text:p text:style-name="P1">Output← inco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2" draw:id="id12" draw:layer="layout" svg:width="7.2cm" svg:height="2cm" svg:x="7cm" svg:y="27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9.75cm" svg:y1="1.4cm" svg:x2="9.8cm" svg:y2="2.7cm" draw:start-shape="id1" draw:start-glue-point="6" draw:end-shape="id2" draw:end-glue-point="4" svg:d="M9750 1400v651h50v649" svg:viewBox="0 0 51 1301">
          <text:p/>
        </draw:connector>
        <draw:connector draw:style-name="gr3" draw:text-style-name="P3" draw:layer="layout" svg:x1="8.9cm" svg:y1="3.6cm" svg:x2="8.9cm" svg:y2="4.9cm" draw:start-shape="id2" draw:start-glue-point="8" draw:end-shape="id3" draw:end-glue-point="4" svg:d="M8900 3600v1300" svg:viewBox="0 0 1 1301">
          <text:p/>
        </draw:connector>
        <draw:connector draw:style-name="gr3" draw:text-style-name="P3" draw:layer="layout" svg:x1="8.25cm" svg:y1="5.7cm" svg:x2="8.2cm" svg:y2="6.8cm" draw:start-shape="id3" draw:start-glue-point="8" draw:end-shape="id4" draw:end-glue-point="4" svg:d="M8250 5700v551h-50v549" svg:viewBox="0 0 51 1101">
          <text:p/>
        </draw:connector>
        <draw:connector draw:style-name="gr3" draw:text-style-name="P3" draw:layer="layout" svg:x1="10.3cm" svg:y1="8.6cm" svg:x2="14.55cm" svg:y2="15.6cm" draw:start-shape="id4" draw:start-glue-point="7" draw:end-shape="id5" svg:d="M10300 8600h4250v7000" svg:viewBox="0 0 4251 7001">
          <text:p/>
        </draw:connector>
        <draw:connector draw:style-name="gr3" draw:text-style-name="P3" draw:layer="layout" svg:x1="14.55cm" svg:y1="16.7cm" svg:x2="10.66cm" svg:y2="24.7cm" draw:start-shape="id5" draw:start-glue-point="6" draw:end-shape="id6" draw:end-glue-point="4" svg:d="M14550 16700v4001h-3890v3999" svg:viewBox="0 0 3891 8001">
          <text:p/>
        </draw:connector>
        <draw:connector draw:style-name="gr3" draw:text-style-name="P3" draw:layer="layout" svg:x1="4.8cm" svg:y1="16.6cm" svg:x2="4.801cm" svg:y2="17.354cm" draw:start-shape="id7" draw:start-glue-point="6" draw:end-shape="id8" draw:end-glue-point="4" svg:d="M4800 16600v350h1v404" svg:viewBox="0 0 2 755">
          <text:p/>
        </draw:connector>
        <draw:connector draw:style-name="gr3" draw:text-style-name="P3" draw:layer="layout" svg:x1="4.801cm" svg:y1="18.336cm" svg:x2="4.8cm" svg:y2="19cm" draw:start-shape="id8" draw:start-glue-point="6" draw:end-shape="id9" draw:end-glue-point="4" svg:d="M4801 18336v364h-1v300" svg:viewBox="0 0 2 665">
          <text:p/>
        </draw:connector>
        <draw:connector draw:style-name="gr3" draw:text-style-name="P3" draw:layer="layout" svg:x1="4.8cm" svg:y1="19.8cm" svg:x2="4.75cm" svg:y2="20.7cm" draw:start-shape="id9" draw:start-glue-point="6" draw:end-shape="id10" draw:end-glue-point="0" svg:d="M4800 19800v451h-50v449" svg:viewBox="0 0 51 901">
          <text:p/>
        </draw:connector>
        <draw:connector draw:style-name="gr3" draw:text-style-name="P3" draw:layer="layout" svg:x1="4.75cm" svg:y1="21.9cm" svg:x2="4.9cm" svg:y2="22.6cm" draw:start-shape="id10" draw:start-glue-point="2" draw:end-shape="id11" draw:end-glue-point="4" svg:d="M4750 21900v350h150v350" svg:viewBox="0 0 151 701">
          <text:p/>
        </draw:connector>
        <draw:connector draw:style-name="gr3" draw:text-style-name="P3" draw:layer="layout" svg:x1="4.9cm" svg:y1="23.5cm" svg:x2="9.4cm" svg:y2="24.7cm" draw:start-shape="id11" draw:start-glue-point="6" draw:end-shape="id6" draw:end-glue-point="5" svg:d="M4900 23500v601h4500v599" svg:viewBox="0 0 4501 1201">
          <text:p/>
        </draw:connector>
        <draw:connector draw:style-name="gr3" draw:text-style-name="P3" draw:layer="layout" svg:x1="9.4cm" svg:y1="26.4cm" svg:x2="10.6cm" svg:y2="27.1cm" draw:start-shape="id6" draw:start-glue-point="8" draw:end-shape="id12" draw:end-glue-point="4" svg:d="M9400 26400v351h1200v349" svg:viewBox="0 0 1201 701">
          <text:p/>
        </draw:connector>
        <draw:frame draw:style-name="gr4" draw:text-style-name="P4" draw:layer="layout" svg:width="1.9cm" svg:height="0.962cm" svg:x="4.4cm" svg:y="7.338cm">
          <draw:text-box>
            <text:p>yes</text:p>
          </draw:text-box>
        </draw:frame>
        <draw:frame draw:style-name="gr5" draw:text-style-name="P4" draw:layer="layout" svg:width="1.9cm" svg:height="0.962cm" svg:x="10.1cm" svg:y="7cm">
          <draw:text-box>
            <text:p>no</text:p>
          </draw:text-box>
        </draw:frame>
        <draw:custom-shape draw:style-name="gr1" draw:text-style-name="P2" xml:id="id13" draw:id="id13" draw:layer="layout" svg:width="4.2cm" svg:height="4.3cm" svg:x="2.7cm" svg:y="9.6cm">
          <text:p text:style-name="P2"><text:span text:style-name="T1"><text:s/></text:span><text:span text:style-name="T1">hours worked&gt;6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6.1cm" svg:y1="8.6cm" svg:x2="4.8cm" svg:y2="9.6cm" draw:start-shape="id4" draw:start-glue-point="5" draw:end-shape="id13" draw:end-glue-point="4" svg:d="M6100 8600h-1300v1000" svg:viewBox="0 0 1301 1001">
          <text:p/>
        </draw:connector>
        <draw:connector draw:style-name="gr3" draw:text-style-name="P3" draw:layer="layout" svg:x1="2.7cm" svg:y1="11.75cm" svg:x2="4.8cm" svg:y2="15.5cm" draw:start-shape="id13" draw:start-glue-point="5" draw:end-shape="id7" draw:end-glue-point="4" svg:d="M2700 11750h-501v2951h2601v799" svg:viewBox="0 0 2602 3751">
          <text:p/>
        </draw:connector>
        <draw:frame draw:style-name="gr4" draw:text-style-name="P4" draw:layer="layout" svg:width="1.9cm" svg:height="0.962cm" svg:x="7.3cm" svg:y="10.638cm">
          <draw:text-box>
            <text:p>yes</text:p>
          </draw:text-box>
        </draw:frame>
        <draw:frame draw:style-name="gr5" draw:text-style-name="P4" draw:layer="layout" svg:width="1.9cm" svg:height="0.962cm" svg:x="1.4cm" svg:y="9.9cm">
          <draw:text-box>
            <text:p>no</text:p>
          </draw:text-box>
        </draw:frame>
        <draw:custom-shape draw:style-name="gr1" draw:text-style-name="P2" xml:id="id14" draw:id="id14" draw:layer="layout" svg:width="10.5cm" svg:height="1.6cm" svg:x="10.5cm" svg:y="21.7cm">
          <text:p text:style-name="P2"><text:span text:style-name="T1">Output ← You are working overti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6.9cm" svg:y1="11.75cm" svg:x2="15.75cm" svg:y2="21.7cm" draw:start-shape="id13" draw:start-glue-point="7" draw:end-shape="id14" draw:end-glue-point="5" svg:d="M6900 11750h8850v9950" svg:viewBox="0 0 8851 9951">
          <text:p/>
        </draw:connector>
        <draw:connector draw:style-name="gr3" draw:text-style-name="P3" draw:layer="layout" svg:x1="15.75cm" svg:y1="23.3cm" svg:x2="14.2cm" svg:y2="28.1cm" draw:start-shape="id14" draw:start-glue-point="8" draw:end-shape="id12" draw:end-glue-point="7" svg:d="M15750 23300v4800h-1550" svg:viewBox="0 0 155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0:06:22.917000000</meta:creation-date>
    <dc:date>2014-10-07T10:40:45.797000000</dc:date>
    <meta:editing-duration>PT19M1S</meta:editing-duration>
    <meta:editing-cycles>2</meta:editing-cycles>
    <meta:generator>LibreOffice/4.2.5.2$Windows_x86 LibreOffice_project/61cb170a04bb1f12e77c884eab9192be736ec5f5</meta:generator>
    <meta:document-statistic meta:object-count="33"/>
  </office:meta>
</office:document-meta>
</file>